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163dd2" officeooo:paragraph-rsid="00163dd2"/>
    </style:style>
    <style:style style:name="P2" style:family="paragraph" style:parent-style-name="Standard">
      <style:text-properties fo:language="ru" fo:country="RU" fo:font-weight="bold" officeooo:rsid="0014bf1f" officeooo:paragraph-rsid="0014bf1f" style:font-weight-asian="bold" style:font-weight-complex="bold"/>
    </style:style>
    <style:style style:name="P3" style:family="paragraph" style:parent-style-name="Standard">
      <style:text-properties fo:language="ru" fo:country="RU" officeooo:rsid="00194cc3" officeooo:paragraph-rsid="00194cc3"/>
    </style:style>
    <style:style style:name="P4" style:family="paragraph" style:parent-style-name="Standard">
      <style:text-properties fo:language="ru" fo:country="RU" officeooo:rsid="001de17a" officeooo:paragraph-rsid="001de17a"/>
    </style:style>
    <style:style style:name="P5" style:family="paragraph" style:parent-style-name="Standard">
      <style:text-properties fo:language="ru" fo:country="RU" officeooo:rsid="002b1d38" officeooo:paragraph-rsid="003194b5"/>
    </style:style>
    <style:style style:name="T1" style:family="text">
      <style:text-properties officeooo:rsid="00173173"/>
    </style:style>
    <style:style style:name="T2" style:family="text">
      <style:text-properties officeooo:rsid="001ac4f2"/>
    </style:style>
    <style:style style:name="T3" style:family="text">
      <style:text-properties officeooo:rsid="001fa975"/>
    </style:style>
    <style:style style:name="T4" style:family="text">
      <style:text-properties officeooo:rsid="002b37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Обзор: Иерархиченская блочно-ориентированная база данных.</text:p>
      <text:p text:style-name="P1">Цедб этого проекта создать бллочно ориентированную базу данных. <text:span text:style-name="T1">Эта база данных будет использовать в случаях когда (1) не критичо применение измененных данных немедленно, (2) изменения одних элементов базы данных, требу.т изменений других элементов и (3) данные иерархически структурированны, где дочерние объекты имеют доступ к родительским, особенно где изменение родительского объекта может требовать изменения тысяч дочерних объектов. Блок вычислительная база данных жостигает этих целей, сохраняя связные данные физически вместе, насклько это возможно, но также поддерживать схему обмена сообщениями между частями данных не являющимися ближайшими.</text:span></text:p>
      <text:p text:style-name="P3">Блочная база данных. Пример блочной базы данных поисан тут: <text:a xlink:type="simple" xlink:href="http://www.vldb.org/pvldb/vol6/p2014-xie.pdf" text:style-name="Internet_20_link" text:visited-style-name="Visited_20_Internet_20_Link"><text:span text:style-name="Internet_20_link">http://www.vldb.org/pvldb/vol6/p2014-xie.pdf</text:span></text:a>. <text:span text:style-name="T2">Сущность блочного вычисления в том что мы храним данные в блоках, которые могут быть сохранены, и когда накапливается много обновлений сделанных для блока, мы можем сделать все эти изменения в одно время. <text:s/>Эти изменения могут приветси к новым обновлениям, которые необходимы другим блокам. Это все может быть рассмотренно как создание большой электронной таблицы с изменениями данных в некоторых частях электронной таблицы (в некоторых блоках) влияют на вычисление в других местах электронной таблицы. Блочный подход к вычислению минимизирует дисковый ввод вывод, за счет иногда работающего обновления татящего мало времени на то что бы быть включенными.</text:span></text:p>
      <text:p text:style-name="P4">Иерархическаяя структура. <text:span text:style-name="T3">Ячейки базы данных организованны в иерархическую структуру, так что у ячеек есть доступ к контенту родительской ячейки, и так что изменения в родительской могут вызвать немедленные изменения в множестве дочерних ячеек. Потому что дочерние ячейки обычно будут сохранятся в том же блоке или блоках, мы можем обновить дочерние ячейки на основе изменения родительской ячейки, с намного меньшим колличеством ввода вывода,чем было бы с реляционной базой данных. Это запускает сценарий, в котором мы храним информацию о таблицах иерархически. Иерархия может состоять из группы таблиц, таблицы, столбца таблицы, строки, элемента ячейки, результата редактирования ячейки. В процессе вычисления ячейки нижней в иерархии (называли, Результат редактирования), информация может быть полученна от каждой вышестоящей ячейки. Таким образом если внесенное изменение относится к группе таблиц, их дочерние ячейки могут быть установлены для перерасчета, и таким образом многие могут вычислены сразу, не загружая информацию из многих различных точек базы данных. Если бы это было сделано на реляционной базе данных, то много соединений было бы необходимо, чтобы вывести информацию из таблиц, представляющих каждый уровень концептуальной иерархии.</text:span></text:p>
      <text:p text:style-name="P5">Обмен сообщениями. Ячейки могут также быть повторно вычислены на основе изменений не в той же иерархии. Цель состоит в том, чтобы быть в состоянии поддерживать <text:span text:style-name="T4">большие объемы обновления и гарантировать что обновления произошли, даже если есть отказы системы хранения, но нет мгновенных обновлений. Мы не вносим изменения в базу немедленно, но вместо этого пытаемся сгруппировать связанные изменения. Например, предположите что многие ячейки А,1 .. А, 1000000000 зависят от некоторых ячеек В,1 .. В, 100. Если изменение внесено в В, 1, мы, возможно, должны были бы делать изменения во многих тысячах ячеек расположенных во многих блоках. Вместо того чтобы делать каждое из этих изменений индивидуально, мы сгруппируем изменения на основе расположения блоков и создадим очередь сообщений с этими сгруппированными изменениями. Единственная очередь будет соответствовать группе блоков, поэтому даже если целевые ячейки будут во многих блоках, только небольшое количество очередей сообщений может быть необходимо. Очереди могут также включать сообщения от других изменений, например если будет изменение В, 2. Таким образом, большое количество изменений, вмещается в единственный блок, полученные как с изменением В, 1 и с изменениями в других клетках, могут быть обработаны одновременно.</text:span></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9:36:54.192000000</meta:creation-date>
    <dc:date>2015-02-24T23:29:44.137000000</dc:date>
    <meta:editing-duration>PT9H16M47S</meta:editing-duration>
    <meta:editing-cycles>22</meta:editing-cycles>
    <meta:generator>LibreOffice/4.3.5.2$Windows_x86 LibreOffice_project/3a87456aaa6a95c63eea1c1b3201acedf0751bd5</meta:generator>
    <meta:document-statistic meta:table-count="0" meta:image-count="0" meta:object-count="0" meta:page-count="2" meta:paragraph-count="5" meta:word-count="543" meta:character-count="4004" meta:non-whitespace-character-count="3465"/>
  </office:meta>
</office:document-meta>
</file>